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Heading">
      <style:text-properties style:font-name="Liberation Sans1" fo:font-size="16pt" fo:font-weight="bold" officeooo:rsid="0008f42e" officeooo:paragraph-rsid="0008f42e" style:font-name-asian="Microsoft YaHei" style:font-size-asian="16pt" style:font-weight-asian="bold" style:font-name-complex="Arial" style:font-size-complex="16pt" style:font-weight-complex="bold"/>
    </style:style>
    <style:style style:name="P4" style:family="paragraph" style:parent-style-name="Heading_20_1">
      <style:text-properties officeooo:rsid="0008f42e" officeooo:paragraph-rsid="0008f42e"/>
    </style:style>
    <style:style style:name="P5" style:family="paragraph" style:parent-style-name="Heading_20_2">
      <style:text-properties officeooo:rsid="000adb68" officeooo:paragraph-rsid="000adb68"/>
    </style:style>
    <style:style style:name="P6" style:family="paragraph" style:parent-style-name="Heading_20_2">
      <style:text-properties officeooo:rsid="000adb68" officeooo:paragraph-rsid="000f7336"/>
    </style:style>
    <style:style style:name="P7" style:family="paragraph" style:parent-style-name="Heading_20_2">
      <style:text-properties officeooo:rsid="000ba3f2" officeooo:paragraph-rsid="000ba3f2"/>
    </style:style>
    <style:style style:name="P8" style:family="paragraph" style:parent-style-name="Text_20_body">
      <style:text-properties officeooo:rsid="0008f42e" officeooo:paragraph-rsid="0008f42e"/>
    </style:style>
    <style:style style:name="P9" style:family="paragraph" style:parent-style-name="Text_20_body">
      <style:text-properties officeooo:rsid="000adb68" officeooo:paragraph-rsid="000adb68"/>
    </style:style>
    <style:style style:name="P10" style:family="paragraph" style:parent-style-name="Text_20_body">
      <style:text-properties officeooo:paragraph-rsid="000adb68"/>
    </style:style>
    <style:style style:name="P11" style:family="paragraph" style:parent-style-name="Text_20_body">
      <style:text-properties officeooo:paragraph-rsid="000f7336"/>
    </style:style>
    <style:style style:name="P12" style:family="paragraph" style:parent-style-name="Title">
      <style:text-properties officeooo:rsid="0008f42e" officeooo:paragraph-rsid="0008f42e"/>
    </style:style>
    <style:style style:name="T1" style:family="text">
      <style:text-properties officeooo:rsid="000b0c2d"/>
    </style:style>
    <style:style style:name="T2" style:family="text">
      <style:text-properties style:font-name="Liberation Sans1" fo:font-size="16.1000003814697pt" fo:font-weight="bold" officeooo:rsid="000b0c2d" style:font-name-asian="Microsoft YaHei" style:font-size-asian="16.1000003814697pt" style:font-weight-asian="bold" style:font-name-complex="Arial" style:font-size-complex="16.1000003814697pt" style:font-weight-complex="bold"/>
    </style:style>
    <style:style style:name="T3" style:family="text">
      <style:text-properties officeooo:rsid="000e8d9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Online Immobilienportal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1"><text:a xlink:type="simple" xlink:href="#__RefHeading___Toc613_4270830508" text:style-name="Index_20_Link" text:visited-style-name="Index_20_Link">1. Zielbestimmungen<text:tab/>1</text:a></text:p>
          <text:p text:style-name="P2"><text:a xlink:type="simple" xlink:href="#__RefHeading___Toc930_4270830508" text:style-name="Index_20_Link" text:visited-style-name="Index_20_Link">1.1 Musskriterien<text:tab/>1</text:a></text:p>
          <text:p text:style-name="P2"><text:a xlink:type="simple" xlink:href="#__RefHeading___Toc932_4270830508" text:style-name="Index_20_Link" text:visited-style-name="Index_20_Link">1.2 Wunschkriterien<text:tab/>1</text:a></text:p>
          <text:p text:style-name="P2"><text:a xlink:type="simple" xlink:href="#__RefHeading___Toc934_4270830508" text:style-name="Index_20_Link" text:visited-style-name="Index_20_Link">1.3 Abgrenzungskriterien<text:tab/>1</text:a></text:p>
          <text:p text:style-name="P1"><text:a xlink:type="simple" xlink:href="#__RefHeading___Toc615_4270830508" text:style-name="Index_20_Link" text:visited-style-name="Index_20_Link">2. Produkteinsatz<text:tab/>1</text:a></text:p>
          <text:p text:style-name="P1"><text:a xlink:type="simple" xlink:href="#__RefHeading___Toc618_4270830508" text:style-name="Index_20_Link" text:visited-style-name="Index_20_Link">3. Produktübersicht<text:tab/>1</text:a></text:p>
          <text:p text:style-name="P1"><text:a xlink:type="simple" xlink:href="#__RefHeading___Toc620_4270830508" text:style-name="Index_20_Link" text:visited-style-name="Index_20_Link">4. Produktfunktionen<text:tab/>1</text:a></text:p>
          <text:p text:style-name="P1"><text:a xlink:type="simple" xlink:href="#__RefHeading___Toc622_4270830508" text:style-name="Index_20_Link" text:visited-style-name="Index_20_Link">5. Qualitätsanforderungen<text:tab/>1</text:a></text:p>
        </text:index-body>
      </text:table-of-content>
      <text:h text:style-name="P4" text:outline-level="1"><text:bookmark-start text:name="__RefHeading___Toc613_4270830508"/>1. Zielbestimmungen<text:bookmark-end text:name="__RefHeading___Toc613_4270830508"/></text:h>
      <text:h text:style-name="P6" text:outline-level="2"><text:bookmark-start text:name="__RefHeading___Toc930_4270830508"/>1.1 Musskriterien<text:bookmark-end text:name="__RefHeading___Toc930_4270830508"/></text:h>
      <text:p text:style-name="P11"/>
      <text:h text:style-name="P5" text:outline-level="2"><text:bookmark-start text:name="__RefHeading___Toc932_4270830508"/>1.2 Wunschkriterien<text:bookmark-end text:name="__RefHeading___Toc932_4270830508"/></text:h>
      <text:p text:style-name="P10"/>
      <text:h text:style-name="P7" text:outline-level="2"><text:bookmark-start text:name="__RefHeading___Toc934_4270830508"/>1.3 Abgrenzungskriterien<text:bookmark-end text:name="__RefHeading___Toc934_4270830508"/></text:h>
      <text:p text:style-name="P9"/>
      <text:h text:style-name="P4" text:outline-level="1"><text:bookmark-start text:name="__RefHeading___Toc615_4270830508"/>2. Produkteinsatz<text:bookmark-end text:name="__RefHeading___Toc615_4270830508"/></text:h>
      <text:h text:style-name="P4" text:outline-level="1"><text:bookmark-start text:name="__RefHeading___Toc618_4270830508"/>3. Produktübersicht<text:bookmark-end text:name="__RefHeading___Toc618_4270830508"/></text:h>
      <text:h text:style-name="P4" text:outline-level="1"><text:bookmark-start text:name="__RefHeading___Toc620_4270830508"/>4. Produktfunktionen<text:bookmark-end text:name="__RefHeading___Toc620_4270830508"/></text:h>
      <text:h text:style-name="P4" text:outline-level="1"><text:bookmark-start text:name="__RefHeading___Toc622_4270830508"/>5. Qualitätsanforderungen<text:bookmark-end text:name="__RefHeading___Toc622_4270830508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6:43:48.923000000</meta:creation-date>
    <dc:date>2021-05-25T16:59:22.759000000</dc:date>
    <meta:editing-duration>PT15M30S</meta:editing-duration>
    <meta:editing-cycles>10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8" meta:word-count="43" meta:character-count="377" meta:non-whitespace-character-count="352"/>
  </office:meta>
</office:document-meta>
</file>